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 svg:font-family="'DejaVu Sans'"/>
    <style:font-face style:name="StarSymbol" svg:font-family="StarSymbol"/>
    <style:font-face style:name="Bitstream Vera Sans Mono" svg:font-family="'Bitstream Vera Sans Mono'" style:font-family-generic="modern" style:font-pitch="fixed"/>
    <style:font-face style:name="DejaVu Sans Mono" svg:font-family="'DejaVu Sans Mono'" style:font-adornments="Book" style:font-family-generic="swiss" style:font-pitch="fixed"/>
    <style:font-face style:name="MgOpen Cosmetica" svg:font-family="'MgOpen Cosmetica'" style:font-adornments="Standard" style:font-pitch="variable"/>
    <style:font-face style:name="DejaVu Sans2" svg:font-family="'DejaVu Sans'" style:font-adornments="ExtraLight" style:font-family-generic="swiss" style:font-pitch="variable"/>
    <style:font-face style:name="DejaVu Sans1" svg:font-family="'DejaVu Sans'" style:font-adornments="Fett"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Heading_20_1">
      <style:paragraph-properties fo:break-before="column"/>
    </style:style>
    <style:style style:name="P2" style:family="paragraph" style:parent-style-name="Heading">
      <style:paragraph-properties fo:text-align="end" style:justify-single-word="false"/>
    </style:style>
    <style:style style:name="P3" style:family="paragraph" style:parent-style-name="List" style:list-style-name="L1"/>
    <style:style style:name="P4" style:family="paragraph" style:parent-style-name="List" style:list-style-name="L2"/>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iki2xhtml-Leitfaden<text:line-break/>für Übersetzer</text:p>
      <text:h text:style-name="P1" text:outline-level="1">Funktionsweise</text:h>
      <text:p text:style-name="Text_20_body">wiki2xhtml liest die Übersetzten Texte aus Textdateien mit der Endung <text:span text:style-name="Source_20_Text">.po </text:span>(PO steht für <text:span text:style-name="T1">Portable Object </text:span><text:span text:style-name="T2">)</text:span>. Daraus werden nachher Klassen generiert, was aber für die Übersetzung unwichtig ist.</text:p>
      <text:p text:style-name="Text_20_body">Die lokalisierten <text:span text:style-name="Source_20_Text">.po</text:span>-Dateien werden nach einem speziellen Schema benannt: Zuerst nach der Sprache und dann nach dem Land, falls dort lokale Unterschiede bestehen. Die deutsche Sprachdatei wird demnach einfach <text:span text:style-name="Source_20_Text">de.po</text:span> genannt, die Schweizerische heisst <text:span text:style-name="Source_20_Text">de_CH.po</text:span>.</text:p>
      <text:p text:style-name="Text_20_body">Die <text:span text:style-name="Source_20_Text">.po</text:span>-Dateien müssen vor dem Beginn der Übersetzung aktualisiert beziehungsweise überhaupt erst generiert werden. Dazu werden alle <text:span text:style-name="Source_20_Text">.java</text:span>-Dateien, also die Quellcode-Dateien, nach zu übesetzendem Text durchsucht. Alle diese Textstücke werden dann in die Datei <text:span text:style-name="Source_20_Text">keys.pot</text:span> geschrieben, einer Sammlung aller zu übersetzenden Textstücke also.</text:p>
      <text:p text:style-name="Text_20_body">Nach diesem Schritt werden die lokalisierten <text:span text:style-name="Source_20_Text">.po</text:span>-Dateien mit der <text:span text:style-name="Source_20_Text">keys.pot</text:span> abgeglichen und sind nun auf dem aktuellsten Stand. Sie können übersetzt werden.</text:p>
      <text:h text:style-name="Heading_20_1" text:outline-level="1">Arbeitsablauf bei wiki2xhtml</text:h>
      <text:p text:style-name="Text_20_body">Der Quellcode von wiki2xhtml liegt auf einem Subversion-Repository. Subversion (SVN) <text:s/>ist ein Versionsverwaltungssystem, bei dem Änderungen verglichen und notfalls auch rückgängig gemacht werden können und bei dem mehrere Benutzer gleichzeitig an einem Projekt arbeiten können – genau wie bei der Wikipedia. </text:p>
      <text:p text:style-name="Text_20_body">Vor Beginn muss nun vom SVN-Repo zuerst die neueste Version geholt werden. Dazu lädt man sich das folgende Verzeichnis mit einem SVN-Client herunter:</text:p>
      <text:p text:style-name="Text_20_body"><text:a xlink:type="simple" xlink:href="https://wiki2xhtml.svn.sourceforge.net/svnroot/wiki2xhtml/trunk/wiki2xhtml-current/">https://wiki2xhtml.svn.sourceforge.net/svnroot/wiki2xhtml/trunk/wiki2xhtml-current/</text:a></text:p>
      <text:p text:style-name="Text_20_body">Die Sprachdateien befinden sich im Verzeichnis <text:span text:style-name="Source_20_Text">wiki2xhtml-current/l10n/po</text:span>. Zum aktualisieren der Dateien muss <text:span text:style-name="Source_20_Text">wiki2xhtml/lang-update.sh</text:span> ausgeführt werden, dann kann mit Übersetzen begonnen werden. </text:p>
      <text:p text:style-name="Text_20_body">Nach der Übersetzung oder zu einem beliebigen anderen Zeitpunkt kann die Sprachdatei hochgeladen werden. Es sollte nur die übersetzte hochgeladen werden, da es sonst Probleme geben kann.<text:note text:id="ftn1" text:note-class="footnote"><text:note-citation>1</text:note-citation><text:note-body><text:p text:style-name="Footnote">Beispiel: en_US.po und de_CH.po sind bei Revision 1460 (die Revision wird bei jedem commit-Vorgang um eins erhöht, alle bei diesem Vorgang zum Repo übertragenen Dateien bekommen dann diese Revisionsnummer zugewiesen). User sepp aktualisiert lokal auf diese neueste Revision und beginnt zu übersetzen. Nun kommt ein zweiter User, bush, hinzu und macht genau das selbe. Kurze Zeit später hat bush die Datei en_US.po geändert, lädt aber auch de_CH.po hoch. Revisionsnummer dieser beiden Dateien ist nun 1461. Nun will sepp seine Änderungen an de_CH.po auch hochladen. Nun kommt das Problem: Auf dem Repo ist bereits die Revision 1461, sepp hat aber die 1460 bearbeitet, also eine alte Version. Überschreiben geht nicht.<text:line-break/>Die umständliche Lösung bei einem solchen Fall ist: sepp kopiert seine übersetzte Datei an einen sicheren Ort (diese Kopie wird nun backup genannt) und kann die de_CH.po bedenkenlos von der (nicht übersetzten) Serverversion überschreiben lassen. Nun kopiert er backup über die Serverversion und kann so seine Änderungen hochladen.</text:p></text:note-body></text:note></text:p>
      <text:p text:style-name="Text_20_body"><text:soft-page-break/>Und vor der nächsten Übersetzung: Zuerst aktualisieren nicht vergessen!</text:p>
      <text:h text:style-name="Heading_20_1" text:outline-level="1">Voraussetzungen</text:h>
      <text:p text:style-name="Text_20_body">Um Änderungen auf das Subversion-Repository schreiben zu können <text:span text:style-name="T1">(commit)</text:span>, benötigst du einen Account bei <text:a xlink:type="simple" xlink:href="http://sourceforge.net/">http://sourceforge.net</text:a>. Ausserdem musst du bei wiki2xhtml Projektmitglied sein. Lesen vom Repo ist hingegen für jedermann möglich.</text:p>
      <text:p text:style-name="Text_20_body">Das Skript zum Aktualisieren der <text:span text:style-name="Source_20_Text">.po</text:span>-Dateien ist ein Bash-Skript für Linux. Falls du die Datei nicht selber aktualisieren kannst, frage bitte ein anderes Teammitglied <text:span text:style-name="small">[oder installiere Linux :)]</text:span>. Der zu übersetzende Text ändert nicht alle zwei Minuten, daher kein Problem.</text:p>
      <text:h text:style-name="Heading_20_1" text:outline-level="1">Software</text:h>
      <text:p text:style-name="Text_20_body">Hier einige Programme, die zur Übersetzung genutzt werden können, falls noch keines auf dem PC vorhanden ist.</text:p>
      <text:p text:style-name="Text_20_body">Zum Übersetzen der <text:span text:style-name="Source_20_Text">.po</text:span>-Dateien:</text:p>
      <text:list text:style-name="L1">
        <text:list-item>
          <text:p text:style-name="P3"><text:a xlink:type="simple" xlink:href="http://kbabel.kde.org/">http://kbabel.kde.org/</text:a> – KBabel</text:p>
        </text:list-item>
        <text:list-item>
          <text:p text:style-name="P3"><text:a xlink:type="simple" xlink:href="http://www.poedit.net/">http://www.poedit.net/</text:a> – Poedit</text:p>
        </text:list-item>
      </text:list>
      <text:p text:style-name="Text_20_body">Für den Zugriff auf das SVN-Repository:</text:p>
      <text:list text:style-name="L2">
        <text:list-item>
          <text:p text:style-name="P4"><text:a xlink:type="simple" xlink:href="http://subversion.tigris.org/">http://subversion.tigris.org/</text:a> – Subversion</text:p>
        </text:list-item>
        <text:list-item>
          <text:p text:style-name="P4"><text:a xlink:type="simple" xlink:href="http://kdesvn.alwins-world.de/">http://kdesvn.alwins-world.de/</text:a> – kdesv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 svg:font-family="'DejaVu Sans'"/>
    <style:font-face style:name="StarSymbol" svg:font-family="StarSymbol"/>
    <style:font-face style:name="Bitstream Vera Sans Mono" svg:font-family="'Bitstream Vera Sans Mono'" style:font-family-generic="modern" style:font-pitch="fixed"/>
    <style:font-face style:name="DejaVu Sans Mono" svg:font-family="'DejaVu Sans Mono'" style:font-adornments="Book" style:font-family-generic="swiss" style:font-pitch="fixed"/>
    <style:font-face style:name="MgOpen Cosmetica" svg:font-family="'MgOpen Cosmetica'" style:font-adornments="Standard" style:font-pitch="variable"/>
    <style:font-face style:name="DejaVu Sans2" svg:font-family="'DejaVu Sans'" style:font-adornments="ExtraLight" style:font-family-generic="swiss" style:font-pitch="variable"/>
    <style:font-face style:name="DejaVu Sans1" svg:font-family="'DejaVu Sans'" style:font-adornments="Fett"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de" fo:country="CH"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0.5pt"/>
    </style:style>
    <style:style style:name="Heading" style:family="paragraph" style:parent-style-name="Standard" style:next-style-name="Text_20_body" style:class="text">
      <style:paragraph-properties fo:margin-top="0.42cm" fo:margin-bottom="1.131cm" fo:text-align="end" style:justify-single-word="false" fo:background-color="transparent" fo:keep-with-next="always">
        <style:background-image/>
      </style:paragraph-properties>
      <style:text-properties style:font-name="MgOpen Cosmetica" fo:font-size="32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39cm"/>
      <style:text-properties fo:language="zxx" fo:country="none" style:font-size-asian="10.5pt"/>
    </style:style>
    <style:style style:name="List" style:family="paragraph" style:parent-style-name="Text_20_body" style:class="list">
      <style:paragraph-properties fo:margin-top="0cm" fo:margin-bottom="0.191cm"/>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1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Table_20_Contents" style:display-name="Table Contents" style:family="paragraph" style:parent-style-name="Standard" style:class="extra">
      <style:paragraph-properties fo:line-height="0.54cm" fo:background-color="#ccccff" style:shadow="none" text:number-lines="false" text:line-number="0">
        <style:background-image/>
      </style:paragraph-properties>
      <style:text-properties style:font-name="DejaVu Sans Mono" fo:font-size="11pt" style:font-size-asian="10.5pt"/>
    </style:style>
    <style:style style:name="Table_20_Heading" style:display-name="Table Heading" style:family="paragraph" style:parent-style-name="Table_20_Contents" style:class="extra">
      <style:paragraph-properties fo:margin-top="0cm" fo:margin-bottom="0cm" fo:line-height="0.7cm" fo:text-align="center" style:justify-single-word="false" fo:background-color="#666699" style:shadow="none" text:number-lines="false" text:line-number="0">
        <style:tab-stops/>
        <style:background-image/>
      </style:paragraph-properties>
      <style:text-properties fo:color="#ffffff" style:font-name="DejaVu Sans1" fo:font-size="11pt" fo:font-weight="bold" style:font-size-asian="10.5pt" style:font-weight-asian="bold" style:font-weight-complex="bold"/>
    </style:style>
    <style:style style:name="Tabellen_20_Inhalt_20_2" style:display-name="Tabellen Inhalt 2" style:family="paragraph" style:parent-style-name="Table_20_Contents" style:class="extra">
      <style:paragraph-properties fo:margin-left="0cm" fo:margin-right="0cm" fo:text-indent="0cm" style:auto-text-indent="false"/>
      <style:text-properties style:font-name="DejaVu Sans2" fo:font-weight="150" style:font-size-asian="10.5pt"/>
    </style:style>
    <style:style style:name="Heading_20_1" style:display-name="Heading 1" style:family="paragraph" style:parent-style-name="Heading" style:next-style-name="Text_20_body" style:class="text" style:default-outline-level="1">
      <style:paragraph-properties fo:text-align="start" style:justify-single-word="false"/>
      <style:text-properties fo:font-size="22pt" fo:font-weight="normal" style:font-size-asian="115%" style:font-weight-asian="bold" style:font-size-complex="115%"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9pt" fo:font-weight="150" style:font-size-asian="10.5pt"/>
    </style:style>
    <style:style style:name="Heading_20_2" style:display-name="Heading 2" style:family="paragraph" style:parent-style-name="Heading" style:next-style-name="Text_20_body" style:class="text" style:default-outline-level="2">
      <style:paragraph-properties fo:text-align="start"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fo:font-weight="150" style:font-size-asian="10.5pt"/>
    </style:style>
    <style:style style:name="Source_20_Text" style:display-name="Source Text" style:family="text">
      <style:text-properties style:font-name="DejaVu Sans Mono" style:font-name-asian="Bitstream Vera Sans Mono" style:font-size-asian="10.5pt" style:font-name-complex="Bitstream Vera Sans Mono"/>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small" style:family="text">
      <style:text-properties fo:color="#4c4c4c" fo:font-size="80%" style:font-size-asian="10.5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Footer"><text:tab/><text:tab/>wiki2xhtml.sf.net</text:p>
      </style:footer>
    </style:master-page>
    <style:master-page style:name="Endnote" style:page-layout-name="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08-12T06:54:31</meta:creation-date>
    <dc:date>2008-08-12T17:44:35</dc:date>
    <meta:editing-cycles>3</meta:editing-cycles>
    <meta:editing-duration>PT3M58S</meta:editing-duration>
    <meta:template xlink:type="simple" xlink:actuate="onRequest" xlink:href="../../../../Documents/Templates/wiki2xhtml.ott" xlink:title="wiki2xhtml" meta:date="2008-08-12T07:07:59"/>
    <meta:user-defined meta:name="Autor">Simon A. Eugster, hb9eia</meta:user-defined>
    <meta:user-defined meta:name="Info 2"/>
    <meta:user-defined meta:name="Info 3"/>
    <meta:user-defined meta:name="Info 4"/>
    <meta:document-statistic meta:table-count="0" meta:image-count="0" meta:object-count="0" meta:page-count="2" meta:paragraph-count="26" meta:word-count="559" meta:character-count="3932"/>
  </office:meta>
</office:document-meta>
</file>